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86a8b" officeooo:paragraph-rsid="00086a8b"/>
    </style:style>
    <style:style style:name="P3" style:family="paragraph" style:parent-style-name="Standard">
      <style:text-properties fo:language="zxx" fo:country="none" officeooo:rsid="000a613f" officeooo:paragraph-rsid="000a613f" style:language-asian="zxx" style:country-asian="none" style:language-complex="zxx" style:country-complex="none"/>
    </style:style>
    <style:style style:name="P4" style:family="paragraph" style:parent-style-name="Standard">
      <style:text-properties officeooo:rsid="000bfd7c" officeooo:paragraph-rsid="000bfd7c"/>
    </style:style>
    <style:style style:name="P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6a25e" officeooo:paragraph-rsid="0006a25e"/>
    </style:style>
    <style:style style:name="P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cfc4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/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</text:index-source-styles>
        </text:user-index-source>
        <text:index-body>
          <text:index-title text:style-name="Sect1" text:name="User-Defined1_Head">
            <text:p text:style-name="User_20_Index_20_Heading">User-Defined Index</text:p>
          </text:index-title>
        </text:index-body>
      </text:user-index>
      <text:p text:style-name="Standard"/>
      <text:p text:style-name="P2"><text:user-index-mark text:string-value="the udmark" text:index-name="User-Defined" text:outline-level="1"/>udmark the first</text:p>
      <text:p text:style-name="P2"><text:toc-mark text:string-value="the tocmark" text:outline-level="1"/>tocmark</text:p>
      <text:p text:style-name="P3"><text:user-index-mark text:string-value="the udmark" text:index-name="User-Defined" text:outline-level="1"/>udmark the 2nd</text:p>
      <text:h text:style-name="P6" text:outline-level="1"><text:bookmark-start text:name="__RefHeading___Toc105_706348105"/>foo<text:bookmark-end text:name="__RefHeading___Toc105_706348105"/></text:h>
      <text:p text:style-name="P4"><text:user-index-mark-start text:id="IMark192072120" text:index-name="NewUD!|" text:outline-level="1"/><text:span text:style-name="T1">the </text:span>udmark<text:user-index-mark-end text:id="IMark192072120"/></text:p>
      <text:user-index text:style-name="Sect1" text:protected="true" text:name="NewUD!|1">
        <text:user-index-source text:use-index-marks="true" text:index-name="NewUD!|">
          <text:index-title-template text:style-name="User_20_Index_20_Heading">User-Defined Index !|</text:index-title-template>
          <text:user-index-entry-template text:outline-level="1" text:style-name="User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NewUD!|1_Head">
            <text:p text:style-name="User_20_Index_20_Heading">User-Defined Index |#!</text:p>
          </text:index-title>
        </text:index-body>
      </text:user-index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9:25:33.624827646</meta:creation-date>
    <meta:editing-duration>PT15M33S</meta:editing-duration>
    <meta:editing-cycles>3</meta:editing-cycles>
    <meta:generator>LibreOfficeDev/7.2.0.0.alpha0$Linux_X86_64 LibreOffice_project/c490701a30c9092183b055c1dbe61957ea96a127</meta:generator>
    <dc:date>2021-01-28T19:41:10.728366250</dc:date>
    <meta:document-statistic meta:table-count="0" meta:image-count="0" meta:object-count="0" meta:page-count="1" meta:paragraph-count="14" meta:word-count="30" meta:character-count="148" meta:non-whitespace-character-count="132"/>
  </office:meta>
</office:document-meta>
</file>